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407c0" officeooo:paragraph-rsid="001407c0"/>
    </style:style>
    <style:style style:name="P2" style:family="paragraph" style:parent-style-name="Standard" style:list-style-name="L1">
      <style:text-properties officeooo:rsid="00166937" officeooo:paragraph-rsid="00166937"/>
    </style:style>
    <style:style style:name="P3" style:family="paragraph" style:parent-style-name="Standard">
      <style:text-properties officeooo:rsid="00166937" officeooo:paragraph-rsid="00166937"/>
    </style:style>
    <style:style style:name="P4" style:family="paragraph" style:parent-style-name="Standard">
      <style:text-properties officeooo:rsid="00166937" officeooo:paragraph-rsid="0018dba8"/>
    </style:style>
    <style:style style:name="P5" style:family="paragraph" style:parent-style-name="Standard" style:list-style-name="L1">
      <style:text-properties fo:color="#cc0000" officeooo:rsid="00166937" officeooo:paragraph-rsid="00166937"/>
    </style:style>
    <style:style style:name="P6" style:family="paragraph" style:parent-style-name="Standard" style:list-style-name="L1">
      <style:text-properties fo:color="#cc3300" officeooo:rsid="00166937" officeooo:paragraph-rsid="00166937"/>
    </style:style>
    <style:style style:name="P7" style:family="paragraph" style:parent-style-name="Standard" style:list-style-name="L1">
      <style:text-properties fo:color="#996600" officeooo:rsid="00166937" officeooo:paragraph-rsid="00166937"/>
    </style:style>
    <style:style style:name="P8" style:family="paragraph" style:parent-style-name="Standard" style:list-style-name="L1">
      <style:text-properties fo:color="#cc0066" officeooo:rsid="00166937" officeooo:paragraph-rsid="00166937"/>
    </style:style>
    <style:style style:name="P9" style:family="paragraph" style:parent-style-name="Standard" style:list-style-name="L1">
      <style:text-properties fo:color="#cc00cc" officeooo:rsid="00166937" officeooo:paragraph-rsid="00166937"/>
    </style:style>
    <style:style style:name="P10" style:family="paragraph" style:parent-style-name="Standard" style:list-style-name="L1">
      <style:text-properties fo:color="#6600cc" officeooo:rsid="00166937" officeooo:paragraph-rsid="00166937"/>
    </style:style>
    <style:style style:name="P11" style:family="paragraph" style:parent-style-name="Standard" style:list-style-name="L1">
      <style:text-properties fo:color="#0000cc" officeooo:rsid="00166937" officeooo:paragraph-rsid="00166937"/>
    </style:style>
    <style:style style:name="P12" style:family="paragraph" style:parent-style-name="Standard" style:list-style-name="L1">
      <style:text-properties fo:color="#0066cc" officeooo:rsid="00166937" officeooo:paragraph-rsid="00166937"/>
    </style:style>
    <style:style style:name="P13" style:family="paragraph" style:parent-style-name="Standard" style:list-style-name="L1">
      <style:text-properties fo:color="#009999" officeooo:rsid="00166937" officeooo:paragraph-rsid="00166937"/>
    </style:style>
    <style:style style:name="P14" style:family="paragraph" style:parent-style-name="Standard" style:list-style-name="L1">
      <style:text-properties fo:color="#009933" officeooo:rsid="00166937" officeooo:paragraph-rsid="00166937"/>
    </style:style>
    <style:style style:name="P15" style:family="paragraph" style:parent-style-name="Standard">
      <style:text-properties fo:color="#000000" officeooo:rsid="00199ea6" officeooo:paragraph-rsid="00199ea6"/>
    </style:style>
    <style:style style:name="P16" style:family="paragraph" style:parent-style-name="Standard">
      <style:text-properties fo:color="#000000" fo:font-weight="bold" officeooo:rsid="00199ea6" officeooo:paragraph-rsid="00199ea6" style:font-weight-asian="bold" style:font-weight-complex="bold"/>
    </style:style>
    <style:style style:name="P17" style:family="paragraph" style:parent-style-name="Standard">
      <style:text-properties fo:color="#000000" fo:font-weight="bold" officeooo:rsid="001b4c7b" officeooo:paragraph-rsid="001b4c7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weight="bold" officeooo:rsid="001b4c7b" officeooo:paragraph-rsid="001b4c7b" style:font-weight-asian="bold" style:font-weight-complex="bold"/>
    </style:style>
    <style:style style:name="P19" style:family="paragraph" style:parent-style-name="Standard" style:list-style-name="L1">
      <style:text-properties fo:color="#ff0000" officeooo:rsid="00166937" officeooo:paragraph-rsid="00166937"/>
    </style:style>
    <style:style style:name="P20" style:family="paragraph" style:parent-style-name="Standard" style:list-style-name="L1">
      <style:paragraph-properties fo:text-align="start" style:justify-single-word="false"/>
      <style:text-properties fo:color="#ff0000" officeooo:rsid="00166937" officeooo:paragraph-rsid="00166937"/>
    </style:style>
    <style:style style:name="P21" style:family="paragraph" style:parent-style-name="Standard">
      <style:text-properties fo:color="#ff0000" officeooo:rsid="00166937" officeooo:paragraph-rsid="00166937"/>
    </style:style>
    <style:style style:name="T1" style:family="text">
      <style:text-properties officeooo:rsid="00152891"/>
    </style:style>
    <style:style style:name="T2" style:family="text">
      <style:text-properties fo:color="#ff0000"/>
    </style:style>
    <style:style style:name="T3" style:family="text">
      <style:text-properties fo:color="#ff0000" officeooo:rsid="0018dba8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color="#009900"/>
    </style:style>
    <style:style style:name="T6" style:family="text">
      <style:text-properties fo:color="#009900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2</text:span>L<text:span text:style-name="T1">9</text:span> German</text:p>
      <text:p text:style-name="P1"/>
      <text:p text:style-name="P3">1-10: base word</text:p>
      <text:p text:style-name="P3">11: <text:s/>unique word '<text:span text:style-name="T2">elf</text:span>'</text:p>
      <text:p text:style-name="P3">12: unique word '<text:span text:style-name="T2">zwolf</text:span>'</text:p>
      <text:p text:style-name="P4">13-19: base word</text:p>
      <text:p text:style-name="P4"><text:tab/><text:span text:style-name="T2">- </text:span><text:span text:style-name="T3">base word ending</text:span></text:p>
      <text:p text:style-name="P4"><text:tab/><text:span text:style-name="T5">+ 'zehn'</text:span></text:p>
      <text:p text:style-name="P3">20: unique word '<text:span text:style-name="T2">zwanzig</text:span>'</text:p>
      <text:p text:style-name="P4">21-29: base word </text:p>
      <text:p text:style-name="P4"><text:tab/><text:span text:style-name="T5">+ 'und'</text:span></text:p>
      <text:p text:style-name="P4"><text:tab/><text:span text:style-name="T5">+ 'zwanzig'</text:span></text:p>
      <text:p text:style-name="P3">30: unique word '<text:span text:style-name="T2">dreissig</text:span>'</text:p>
      <text:p text:style-name="P1"/>
      <text:p text:style-name="P1"/>
      <text:list xml:id="list6166864911049561781" text:style-name="L1">
        <text:list-item>
          <text:p text:style-name="P7">eins</text:p>
        </text:list-item>
        <text:list-item>
          <text:p text:style-name="P6">zwei</text:p>
        </text:list-item>
        <text:list-item>
          <text:p text:style-name="P5">drei</text:p>
        </text:list-item>
        <text:list-item>
          <text:p text:style-name="P8">vier</text:p>
        </text:list-item>
        <text:list-item>
          <text:p text:style-name="P9">funf</text:p>
        </text:list-item>
        <text:list-item>
          <text:p text:style-name="P10">sechs</text:p>
        </text:list-item>
        <text:list-item>
          <text:p text:style-name="P11">sieben</text:p>
        </text:list-item>
        <text:list-item>
          <text:p text:style-name="P12">acht</text:p>
        </text:list-item>
        <text:list-item>
          <text:p text:style-name="P13">neun</text:p>
        </text:list-item>
        <text:list-item>
          <text:p text:style-name="P14">zehn</text:p>
        </text:list-item>
        <text:list-item>
          <text:p text:style-name="P20">elf</text:p>
        </text:list-item>
        <text:list-item>
          <text:p text:style-name="P19">zwolf</text:p>
        </text:list-item>
        <text:list-item>
          <text:p text:style-name="P2">dreizehn</text:p>
        </text:list-item>
        <text:list-item>
          <text:p text:style-name="P2">vierzehn</text:p>
        </text:list-item>
        <text:list-item>
          <text:p text:style-name="P2">funfzehn</text:p>
        </text:list-item>
        <text:list-item>
          <text:p text:style-name="P2">sechzehn</text:p>
        </text:list-item>
        <text:list-item>
          <text:p text:style-name="P2">siebzehn</text:p>
        </text:list-item>
        <text:list-item>
          <text:p text:style-name="P2">achtzehn</text:p>
        </text:list-item>
        <text:list-item>
          <text:p text:style-name="P2">neunzehn</text:p>
        </text:list-item>
        <text:list-item>
          <text:p text:style-name="P19">zwanzig</text:p>
        </text:list-item>
        <text:list-item>
          <text:p text:style-name="P2">einundzwanzig</text:p>
        </text:list-item>
        <text:list-item>
          <text:p text:style-name="P2">zweiundzwanzig</text:p>
        </text:list-item>
        <text:list-item>
          <text:p text:style-name="P2">dreiundzwanzig</text:p>
        </text:list-item>
        <text:list-item>
          <text:p text:style-name="P2">vierundzwanzig</text:p>
        </text:list-item>
        <text:list-item>
          <text:p text:style-name="P2">funfundzwanzig</text:p>
        </text:list-item>
        <text:list-item>
          <text:p text:style-name="P2">sechsundzwanzig</text:p>
        </text:list-item>
        <text:list-item>
          <text:p text:style-name="P2">siebenundzwanzig</text:p>
        </text:list-item>
        <text:list-item>
          <text:p text:style-name="P2">achtundzwanzig</text:p>
        </text:list-item>
        <text:list-item>
          <text:p text:style-name="P2">neunundzwanzig</text:p>
        </text:list-item>
        <text:list-item>
          <text:p text:style-name="P19">dreissig</text:p>
        </text:list-item>
      </text:list>
      <text:p text:style-name="P21"/>
      <text:p text:style-name="P21"/>
      <text:p text:style-name="P21"/>
      <text:p text:style-name="P21"/>
      <text:p text:style-name="P15"><text:soft-page-break/>U2L9 German</text:p>
      <text:p text:style-name="P15"/>
      <text:p text:style-name="P16">Expressing Calendar Dates</text:p>
      <text:p text:style-name="P16"/>
      <text:p text:style-name="P16"><text:tab/>You must add “te” to the end of a number for dates.</text:p>
      <text:p text:style-name="P16"><text:tab/><text:tab/>Ex:<text:span text:style-name="T7"> 10.1 : zehn</text:span>te<text:span text:style-name="T7"> Januar</text:span></text:p>
      <text:p text:style-name="P16"><text:span text:style-name="T7"/></text:p>
      <text:p text:style-name="P16"><text:span text:style-name="T7"><text:tab/></text:span>German dates are written in a different order. <text:span text:style-name="T2">Days</text:span> come before <text:span text:style-name="T5">months</text:span>.</text:p>
      <text:p text:style-name="P16"><text:tab/><text:tab/>Ex: <text:span text:style-name="T4">dreizehnte </text:span><text:span text:style-name="T6">Januar</text:span></text:p>
      <text:p text:style-name="P16"><text:span text:style-name="T6"/></text:p>
      <text:p text:style-name="P16">..</text:p>
      <text:p text:style-name="P16"/>
      <text:p text:style-name="P17">Expressing Calendar Months</text:p>
      <text:p text:style-name="P17"/>
      <text:p text:style-name="P17"><text:tab/>Januar <text:span text:style-name="T7">: January</text:span></text:p>
      <text:p text:style-name="P17"><text:span text:style-name="T7"><text:tab/></text:span>Februar <text:span text:style-name="T7">: February</text:span></text:p>
      <text:p text:style-name="P17"><text:span text:style-name="T7"><text:tab/></text:span>Marz<text:span text:style-name="T7"> : March</text:span></text:p>
      <text:p text:style-name="P17"><text:span text:style-name="T7"><text:tab/></text:span>April <text:span text:style-name="T7">: April</text:span></text:p>
      <text:p text:style-name="P18"><text:span text:style-name="T7"><text:tab/></text:span>Mai <text:span text:style-name="T7">: May</text:span></text:p>
      <text:p text:style-name="P18"><text:span text:style-name="T7"><text:tab/></text:span>Juni <text:span text:style-name="T7">: June</text:span></text:p>
      <text:p text:style-name="P18"><text:span text:style-name="T7"><text:tab/></text:span>Juli<text:span text:style-name="T7"> : July</text:span></text:p>
      <text:p text:style-name="P18"><text:span text:style-name="T7"><text:tab/></text:span>August <text:span text:style-name="T7">: August</text:span></text:p>
      <text:p text:style-name="P18"><text:span text:style-name="T7"><text:tab/></text:span>September <text:span text:style-name="T7">: September</text:span></text:p>
      <text:p text:style-name="P18"><text:span text:style-name="T7"><text:tab/></text:span>Oktober <text:span text:style-name="T7">: October</text:span></text:p>
      <text:p text:style-name="P18"><text:span text:style-name="T7"><text:tab/></text:span>November <text:span text:style-name="T7">: November</text:span></text:p>
      <text:p text:style-name="P18"><text:span text:style-name="T7"><text:tab/></text:span>Dezember <text:span text:style-name="T7">: December</text:span></text:p>
      <text:p text:style-name="P17">.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5-12-30T13:23:03.212944125</dc:date>
    <meta:editing-duration>PT25M20S</meta:editing-duration>
    <meta:editing-cycles>6</meta:editing-cycles>
    <meta:generator>LibreOffice/4.4.5.2$Linux_X86_64 LibreOffice_project/40$Build-2</meta:generator>
    <meta:document-statistic meta:table-count="0" meta:image-count="0" meta:object-count="0" meta:page-count="2" meta:paragraph-count="63" meta:word-count="175" meta:character-count="966" meta:non-whitespace-character-count="860"/>
  </office:meta>
</office:document-meta>
</file>